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d1be" officeooo:paragraph-rsid="001ad1be"/>
    </style:style>
    <style:style style:name="P2" style:family="paragraph" style:parent-style-name="Standard">
      <style:text-properties style:font-name="Liberation Serif" fo:font-size="12pt" officeooo:rsid="0019c160" officeooo:paragraph-rsid="0019c160" style:font-size-asian="12pt" style:font-size-complex="12pt"/>
    </style:style>
    <style:style style:name="P3" style:family="paragraph" style:parent-style-name="Standard">
      <style:text-properties style:font-name="Liberation Serif" fo:font-size="12pt" officeooo:rsid="001ad1be" officeooo:paragraph-rsid="001ad1be" style:font-size-asian="12pt" style:font-size-complex="12pt"/>
    </style:style>
    <style:style style:name="P4" style:family="paragraph" style:parent-style-name="Standard">
      <style:text-properties style:font-name="Liberation Serif" fo:font-size="12pt" officeooo:paragraph-rsid="001ad1be" style:font-size-asian="12pt" style:font-size-complex="12pt"/>
    </style:style>
    <style:style style:name="P5" style:family="paragraph" style:parent-style-name="Standard">
      <style:text-properties style:font-name="Liberation Serif" fo:font-size="12pt" officeooo:rsid="001c105a" officeooo:paragraph-rsid="001c105a" style:font-size-asian="12pt" style:font-size-complex="12pt"/>
    </style:style>
    <style:style style:name="P6" style:family="paragraph" style:parent-style-name="Standard">
      <style:text-properties style:font-name="Liberation Serif" fo:font-size="12pt" officeooo:rsid="001c105a" officeooo:paragraph-rsid="001e2516" style:font-size-asian="12pt" style:font-size-complex="12pt"/>
    </style:style>
    <style:style style:name="P7" style:family="paragraph" style:parent-style-name="Standard">
      <style:text-properties style:font-name="Liberation Serif" fo:font-size="12pt" fo:font-weight="bold" officeooo:rsid="0019c160" officeooo:paragraph-rsid="0019c160"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1ad1be" officeooo:paragraph-rsid="001ad1be"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c105a" officeooo:paragraph-rsid="001c105a" style:font-size-asian="12pt" style:font-weight-asian="bold" style:font-size-complex="12pt" style:font-weight-complex="bold"/>
    </style:style>
    <style:style style:name="P10" style:family="paragraph" style:parent-style-name="Standard">
      <style:paragraph-properties fo:text-align="center" style:justify-single-word="false"/>
      <style:text-properties officeooo:paragraph-rsid="001fb51d"/>
    </style:style>
    <style:style style:name="P11" style:family="paragraph" style:parent-style-name="Standard">
      <style:text-properties style:font-name="Liberation Serif" fo:font-size="12pt" fo:font-weight="bold" officeooo:rsid="0019c160" officeooo:paragraph-rsid="0019c160" style:font-size-asian="12pt" style:font-weight-asian="bold" style:font-size-complex="12pt" style:font-weight-complex="bold"/>
    </style:style>
    <style:style style:name="P12" style:family="paragraph" style:parent-style-name="Standard">
      <style:text-properties style:font-name="Liberation Serif" fo:font-size="12pt" fo:font-weight="bold" officeooo:rsid="00206d33" officeooo:paragraph-rsid="00206d33" style:font-size-asian="12pt" style:font-weight-asian="bold" style:font-size-complex="12pt" style:font-weight-complex="bold"/>
    </style:style>
    <style:style style:name="P13" style:family="paragraph" style:parent-style-name="Standard">
      <style:text-properties style:font-name="Liberation Serif" fo:font-size="12pt" officeooo:rsid="0019c160" officeooo:paragraph-rsid="0019c160" style:font-size-asian="12pt" style:font-size-complex="12pt"/>
    </style:style>
    <style:style style:name="P14" style:family="paragraph" style:parent-style-name="Standard">
      <style:text-properties style:font-name="Liberation Serif" fo:font-size="12pt" officeooo:rsid="00206d33" officeooo:paragraph-rsid="00206d33" style:font-size-asian="12pt" style:font-size-complex="12pt"/>
    </style:style>
    <style:style style:name="T1" style:family="text">
      <style:text-properties officeooo:rsid="001ad1be"/>
    </style:style>
    <style:style style:name="T2" style:family="text">
      <style:text-properties style:font-name="Liberation Serif" fo:font-size="12pt" style:font-size-asian="12pt" style:font-size-complex="12pt"/>
    </style:style>
    <style:style style:name="T3" style:family="text">
      <style:text-properties style:font-name="Liberation Serif" fo:font-size="18pt" fo:font-weight="bold" officeooo:rsid="001fb51d" style:font-size-asian="18pt" style:font-weight-asian="bold" style:font-size-complex="18pt" style:font-weight-complex="bold"/>
    </style:style>
    <style:style style:name="T4" style:family="text">
      <style:text-properties officeooo:rsid="001e2516"/>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bold" officeooo:rsid="001fb51d" style:font-size-asian="18pt" style:font-weight-asian="bold" style:font-size-complex="18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Roghrit ( </text:span><text:span text:style-name="T5">रोगहृत् </text:span><text:span text:style-name="T6">)</text:span></text:p>
      <text:p text:style-name="P2"/>
      <text:p text:style-name="P2"/>
      <text:p text:style-name="P12">Team Members</text:p>
      <text:p text:style-name="P14"/>
      <text:p text:style-name="P14">130050011 – Shubham Jadhav</text:p>
      <text:p text:style-name="P14">130050013 – Animesh Baranawal</text:p>
      <text:p text:style-name="P14">130050047 – Lokit Kumar Paras</text:p>
      <text:p text:style-name="P2"/>
      <text:p text:style-name="P7">Project Description</text:p>
      <text:p text:style-name="P2"/>
      <text:p text:style-name="P2">We are building a medical platform for detection of multiple diseases based on parameters provided by the patient.</text:p>
      <text:p text:style-name="P2"/>
      <text:p text:style-name="P7">Approach</text:p>
      <text:p text:style-name="P2"/>
      <text:p text:style-name="P2">Since, we are gathering data from multiple data sources, the first thing which we should aim for is unifying these datasets and their features perhaps using some form of data masaging to create a unified dataset. We may need to build multiple models and choose the correct model for prediction based on the parameters provided by the patient. We will run models like generalised linear models, logistic regression, <text:span text:style-name="T1">multi class classification for predictions. Initially, we will try to predict small number of diseases, then further if we obtain more datasets we will increase the number of diseases we predict. In the end, we will be producing a user interface which will be taking input from the patient and predicting the disease.</text:span></text:p>
      <text:p text:style-name="P2"/>
      <text:p text:style-name="P8">Research Papers</text:p>
      <text:p text:style-name="P3"/>
      <text:p text:style-name="P4"><text:span text:style-name="T1">1. </text:span>A Low-Cost Method for Multiple Disease Prediction</text:p>
      <text:p text:style-name="P1"><text:a xlink:type="simple" xlink:href="http://www.ncbi.nlm.nih.gov/pmc/articles/PMC4765607/" text:style-name="Internet_20_link" text:visited-style-name="Visited_20_Internet_20_Link"><text:span text:style-name="T2">http://www.ncbi.nlm.nih.gov/pmc/articles/PMC4765607/</text:span></text:a></text:p>
      <text:p text:style-name="P3"/>
      <text:p text:style-name="P4"><text:span text:style-name="T1">2. </text:span>An Efficient Algorithm for Disease Prediction with Multi Dimensional Data</text:p>
      <text:p text:style-name="P3"><text:a xlink:type="simple" xlink:href="http://research.ijcaonline.org/volume63/number9/pxc3885247.pdf" text:style-name="Internet_20_link" text:visited-style-name="Visited_20_Internet_20_Link">http://research.ijcaonline.org/volume63/number9/pxc3885247.pdf</text:a></text:p>
      <text:p text:style-name="P3"/>
      <text:p text:style-name="P4"><text:span text:style-name="T1">3. </text:span>A R<text:span text:style-name="T1">eview</text:span> <text:span text:style-name="T1">of</text:span> <text:span text:style-name="T1">the</text:span> <text:span text:style-name="T1">Modern</text:span> D<text:span text:style-name="T1">ata</text:span> M<text:span text:style-name="T1">ining</text:span> T<text:span text:style-name="T1">echniques</text:span> <text:span text:style-name="T1">for Multiple</text:span> D<text:span text:style-name="T1">isease</text:span> P<text:span text:style-name="T1">rediction</text:span></text:p>
      <text:p text:style-name="P4"><text:a xlink:type="simple" xlink:href="http://www.ijtra.com/view/a-review-of-the-modern-data-mining-techniques-for-the-multiple-disease-prediction.pdf" text:style-name="Internet_20_link" text:visited-style-name="Visited_20_Internet_20_Link"><text:span text:style-name="T1">http://www.ijtra.com/view/a-review-of-the-modern-data-mining-techniques-for-the-multiple-disease-prediction.pdf</text:span></text:a></text:p>
      <text:p text:style-name="P4"/>
      <text:p text:style-name="P9">Datasets</text:p>
      <text:p text:style-name="P5"/>
      <text:p text:style-name="P5">1. Breast Cancer (<text:a xlink:type="simple" xlink:href="https://archive.ics.uci.edu/ml/datasets/Breast+Cancer" text:style-name="Internet_20_link" text:visited-style-name="Visited_20_Internet_20_Link">https://archive.ics.uci.edu/ml/datasets/Breast+Cancer</text:a><text:span text:style-name="T4">)</text:span></text:p>
      <text:p text:style-name="P5">2. Diabetes (<text:a xlink:type="simple" xlink:href="https://archive.ics.uci.edu/ml/datasets/Diabetes" text:style-name="Internet_20_link" text:visited-style-name="Visited_20_Internet_20_Link">https://archive.ics.uci.edu/ml/datasets/Diabetes</text:a><text:span text:style-name="T4">)</text:span></text:p>
      <text:p text:style-name="P5">3. Heart Disease (<text:a xlink:type="simple" xlink:href="https://archive.ics.uci.edu/ml/datasets/Heart+Disease" text:style-name="Internet_20_link" text:visited-style-name="Visited_20_Internet_20_Link">https://archive.ics.uci.edu/ml/datasets/Heart+Disease</text:a><text:span text:style-name="T4">)</text:span></text:p>
      <text:p text:style-name="P5">4. Hepatitis (<text:a xlink:type="simple" xlink:href="https://archive.ics.uci.edu/ml/datasets/Hepatitis" text:style-name="Internet_20_link" text:visited-style-name="Visited_20_Internet_20_Link">https://archive.ics.uci.edu/ml/datasets/Hepatitis</text:a><text:span text:style-name="T4">)</text:span></text:p>
      <text:p text:style-name="P6">5. Lung Cancer (<text:a xlink:type="simple" xlink:href="https://archive.ics.uci.edu/ml/datasets/Lung+Cancer" text:style-name="Internet_20_link" text:visited-style-name="Visited_20_Internet_20_Link">https://archive.ics.uci.edu/ml/datasets/Lung+Cancer</text:a><text:span text:style-name="T4">)</text:span></text:p>
      <text:p text:style-name="P5">6. Parkinsons Disease (<text:a xlink:type="simple" xlink:href="https://archive.ics.uci.edu/ml/datasets/Parkinsons" text:style-name="Internet_20_link" text:visited-style-name="Visited_20_Internet_20_Link">https://archive.ics.uci.edu/ml/datasets/Parkins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22:51:04.362077266</meta:creation-date>
    <dc:date>2016-09-26T23:44:55.402641468</dc:date>
    <meta:editing-duration>PT22M40S</meta:editing-duration>
    <meta:editing-cycles>4</meta:editing-cycles>
    <meta:generator>LibreOffice/5.1.4.2$Linux_X86_64 LibreOffice_project/10m0$Build-2</meta:generator>
    <meta:document-statistic meta:table-count="0" meta:image-count="0" meta:object-count="0" meta:page-count="1" meta:paragraph-count="23" meta:word-count="218" meta:character-count="1853" meta:non-whitespace-character-count="1655"/>
  </office:meta>
</office:document-meta>
</file>